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3" style:family="paragraph" style:parent-style-name="Heading_20_2">
      <style:paragraph-properties fo:hyphenation-ladder-count="no-limit" style:writing-mode="lr-tb"/>
      <style:text-properties fo:hyphenate="true" fo:hyphenation-remain-char-count="2" fo:hyphenation-push-char-count="2"/>
    </style:style>
    <style:style style:name="P4" style:family="paragraph" style:parent-style-name="Heading_20_2">
      <style:paragraph-properties fo:hyphenation-ladder-count="no-limit" style:writing-mode="lr-tb"/>
      <style:text-properties fo:font-weight="normal" style:font-weight-asian="normal" style:font-weight-complex="normal" fo:hyphenate="true" fo:hyphenation-remain-char-count="2" fo:hyphenation-push-char-count="2"/>
    </style:style>
    <style:style style:name="P5" style:family="paragraph" style:parent-style-name="Heading_20_1">
      <style:paragraph-properties fo:text-align="center" style:justify-single-word="false"/>
      <style:text-properties style:font-name="FreeSans" fo:font-size="18pt" style:font-size-asian="18pt" style:font-size-complex="18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name-complex="Times New Roman1" style:font-size-complex="11pt"/>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8" style:family="paragraph" style:parent-style-name="Standard">
      <style:paragraph-properties fo:margin-top="0in" fo:margin-bottom="0in" loext:contextual-spacing="true" fo:line-height="100%" fo:text-align="justify" style:justify-single-word="false"/>
      <style:text-properties style:font-name="Liberation Sans Narrow" fo:font-size="11pt" officeooo:paragraph-rsid="00078d33" style:font-size-asian="11pt" style:font-size-complex="11pt"/>
    </style:style>
    <style:style style:name="P9" style:family="paragraph" style:parent-style-name="Standard" style:list-style-name="L1">
      <style:paragraph-properties fo:margin-top="0in" fo:margin-bottom="0in" loext:contextual-spacing="true" fo:line-height="100%" fo:text-align="justify" style:justify-single-word="false"/>
      <style:text-properties style:font-name="Liberation Sans Narrow" fo:font-size="11pt" officeooo:paragraph-rsid="00078d33" style:font-size-asian="11pt" style:font-size-complex="11pt"/>
    </style:style>
    <style:style style:name="P10"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bold" style:font-size-asian="11pt" style:font-weight-asian="bold" style:font-name-complex="Times New Roman1" style:font-size-complex="11pt"/>
    </style:style>
    <style:style style:name="P11"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normal" officeooo:rsid="00078d33" officeooo:paragraph-rsid="00078d33" style:font-size-asian="11pt" style:font-weight-asian="normal" style:font-size-complex="11pt" style:font-weight-complex="normal"/>
    </style:style>
    <style:style style:name="P12"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078d33" style:font-size-asian="10pt" style:font-size-complex="10pt"/>
    </style:style>
    <style:style style:name="P13" style:family="paragraph" style:parent-style-name="Standard">
      <style:paragraph-properties fo:margin-top="0in" fo:margin-bottom="0in" loext:contextual-spacing="true" fo:line-height="100%" fo:text-align="justify" style:justify-single-word="false"/>
      <style:text-properties style:font-name="Liberation Sans Narrow" fo:font-size="10pt" fo:font-weight="normal" officeooo:rsid="00078d33" officeooo:paragraph-rsid="00078d33" style:font-size-asian="10pt" style:font-weight-asian="normal" style:font-size-complex="10pt" style:font-weight-complex="normal"/>
    </style:style>
    <style:style style:name="P14" style:family="paragraph" style:parent-style-name="Standard">
      <style:paragraph-properties fo:margin-top="0in" fo:margin-bottom="0in" loext:contextual-spacing="true" fo:line-height="100%" fo:text-align="end" style:justify-single-word="false"/>
      <style:text-properties style:font-name="Liberation Sans Narrow" fo:font-size="10pt" fo:font-weight="normal" officeooo:rsid="00078d33" officeooo:paragraph-rsid="000d40df" style:font-size-asian="10pt" style:font-weight-asian="normal" style:font-size-complex="10pt" style:font-weight-complex="normal"/>
    </style:style>
    <style:style style:name="P15"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16"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officeooo:paragraph-rsid="00078d33" style:font-size-asian="11pt" style:font-size-complex="11pt" fo:hyphenate="true" fo:hyphenation-remain-char-count="2" fo:hyphenation-push-char-count="2"/>
    </style:style>
    <style:style style:name="P17"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size-asian="11pt" style:font-name-complex="Times New Roman1" style:font-size-complex="11pt" fo:hyphenate="true" fo:hyphenation-remain-char-count="2" fo:hyphenation-push-char-count="2"/>
    </style:style>
    <style:style style:name="P18"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officeooo:paragraph-rsid="00078d33" style:font-size-asian="11pt" style:font-name-complex="Times New Roman1" style:font-size-complex="11pt" fo:hyphenate="true" fo:hyphenation-remain-char-count="2" fo:hyphenation-push-char-count="2"/>
    </style:style>
    <style:style style:name="P19"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font-weight="bold" style:font-size-asian="11pt" style:font-weight-asian="bold" style:font-name-complex="Times New Roman1" style:font-size-complex="11pt" fo:hyphenate="true" fo:hyphenation-remain-char-count="2" fo:hyphenation-push-char-count="2"/>
    </style:style>
    <style:style style:name="P20"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officeooo:paragraph-rsid="00078d33"/>
    </style:style>
    <style:style style:name="P21"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22" style:family="paragraph" style:parent-style-name="Standard" style:master-page-name="">
      <style:paragraph-properties fo:margin-top="0in" fo:margin-bottom="0in" loext:contextual-spacing="true" fo:line-height="100%" fo:text-align="start" style:justify-single-word="false" fo:hyphenation-ladder-count="no-limit" style:page-number="auto" style:writing-mode="lr-tb"/>
      <style:text-properties style:font-name="Liberation Sans Narrow" fo:font-size="11pt" style:font-size-asian="11pt" style:font-size-complex="11pt" fo:hyphenate="false" fo:hyphenation-remain-char-count="2" fo:hyphenation-push-char-count="2"/>
    </style:style>
    <style:style style:name="P23"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style:font-size-asian="12pt" style:font-size-complex="12pt"/>
    </style:style>
    <style:style style:name="P24"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text-position="super 58%" style:font-name-complex="Times New Roman1"/>
    </style:style>
    <style:style style:name="T4" style:family="text">
      <style:text-properties fo:font-weight="bold" style:font-weight-asian="bold" style:font-name-complex="Times New Roman1"/>
    </style:style>
    <style:style style:name="T5" style:family="text">
      <style:text-properties fo:font-weight="bold" officeooo:rsid="00078d33" style:font-weight-asian="bold" style:font-name-complex="Times New Roman1"/>
    </style:style>
    <style:style style:name="T6" style:family="text">
      <style:text-properties style:font-name-complex="Times New Roman1"/>
    </style:style>
    <style:style style:name="T7" style:family="text">
      <style:text-properties officeooo:rsid="00078d33" style:font-name-complex="Times New Roman1"/>
    </style:style>
    <style:style style:name="T8" style:family="text">
      <style:text-properties fo:font-style="italic" style:font-style-asian="italic" style:font-name-complex="Times New Roman1"/>
    </style:style>
    <style:style style:name="T9" style:family="text">
      <style:text-properties fo:language="es" fo:country="PY" fo:font-weight="bold" style:font-weight-asian="bold" style:font-name-complex="Times New Roman1"/>
    </style:style>
    <style:style style:name="T10" style:family="text">
      <style:text-properties fo:language="es" fo:country="PY" style:font-name-complex="Times New Roman1"/>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6">Alcides Chaux</text:span><text:span text:style-name="T3">1,2</text:span></text:p>
      <text:p text:style-name="P12"><text:span text:style-name="T3">1</text:span><text:span text:style-name="T6">The Johns Hopkins University School of Medicine, Baltimore, MD</text:span></text:p>
      <text:p text:style-name="P12"><text:span text:style-name="T3">2</text:span><text:span text:style-name="T6"> Norte University School of Medicine, Asuncion</text:span></text:p>
      <text:p text:style-name="P13"><text:span text:style-name="T6">Rev UN Med 2012 1(1): 29-36</text:span></text:p>
      <text:p text:style-name="P11"><text:span text:style-name="T6"/></text:p>
      <text:h text:style-name="P5" text:outline-level="1"><text:span text:style-name="T4">Evaluation of p53 </text:span><text:span text:style-name="T5">i</text:span><text:span text:style-name="T4">mmunohistochemical </text:span><text:span text:style-name="T5">e</text:span><text:span text:style-name="T4">xpression </text:span><text:span text:style-name="T5">u</text:span><text:span text:style-name="T4">sing </text:span><text:span text:style-name="T5">o</text:span><text:span text:style-name="T4">pen-</text:span><text:span text:style-name="T5">s</text:span><text:span text:style-name="T4">ource </text:span><text:span text:style-name="T5">s</text:span><text:span text:style-name="T4">oftware for </text:span><text:span text:style-name="T5">d</text:span><text:span text:style-name="T4">igital </text:span><text:span text:style-name="T5">i</text:span><text:span text:style-name="T4">mage </text:span><text:span text:style-name="T5">a</text:span><text:span text:style-name="T4">nalysis: A </text:span><text:span text:style-name="T5">t</text:span><text:span text:style-name="T4">issue </text:span><text:span text:style-name="T5">m</text:span><text:span text:style-name="T4">icroarray </text:span><text:span text:style-name="T5">s</text:span><text:span text:style-name="T4">tudy of </text:span><text:span text:style-name="T5">p</text:span><text:span text:style-name="T4">enile </text:span><text:span text:style-name="T5">s</text:span><text:span text:style-name="T4">quamous </text:span><text:span text:style-name="T5">c</text:span><text:span text:style-name="T4">ell </text:span><text:span text:style-name="T5">c</text:span><text:span text:style-name="T4">arcinomas</text:span></text:h>
      <text:p text:style-name="P20"/>
      <text:h text:style-name="Heading_20_2" text:outline-level="2">ABSTRACT</text:h>
      <text:p text:style-name="P7"><text:span text:style-name="T6">The addition of molecular biomarkers is needed to increase the accuracy of pathologic factors as prognosticators of outcome in penile squamous cell carcinomas (SCC). Evaluation of these biomarkers is usually carried out by immunohistochemistry. Herein we assess p53 immunoexpression using freely-available, open-source software packages for digital image analysis. We also compared the results of digital analysis with standard visual estimation. A tissue microarray (TMA) was built using 39 cases of penile SCC. Percentages of p53 positive cells were higher by visual estimation than by digital analysis. However, correlation was high between both methods. In summary, evaluation of p53 immunoexpression is feasible using open-source software packages for digital image analysis. Although our analysis was limited to penile SCC, the rationale should also hold for other tumor types in which evaluation of p53 immunoexpression is required. This approach would reduce interobserver variability, and would provide a standardized method for reporting the results of immunohistochemical stains. As these diagnostic tools are freely-available over the Internet, researchers and practicing pathologists could incorporate them in their daily practice without increasing diagnostic costs.</text:span></text:p>
      <text:p text:style-name="P6"/>
      <text:p text:style-name="P7"><text:span text:style-name="T4">Keywords:</text:span><text:span text:style-name="T6"> penile carcinoma, p53, immunohistochemistry, digital image analysis</text:span></text:p>
      <text:p text:style-name="P21"><text:span text:style-name="T2"/></text:p>
      <text:p text:style-name="P10"/>
      <text:section text:style-name="Sect1" text:name="Section1">
        <text:h text:style-name="P2" text:outline-level="2">INTRODUCTION</text:h>
        <text:p text:style-name="P15"><text:span text:style-name="T6"><text:tab/>Most penile tumors are squamous cell carcinomas (SCC) arising at the distal mucosa covering glans, coronal sulcus, or foreskin [1]. Several pathologic features of the primary tumor, including histologic grade, tumor extent, and perineural invasion, have been established as prognosticators of outcome [2]. However, additional markers are needed to increase the accuracy of these pathologic factors. With this goal, immunohistochemical expression of cell cycle-related markers has been used to estimate prognosis of penile SCC [3]. Nevertheless, differences in evaluation criteria hinder the comparison of series, thwarting the standardization of clinically-useful thresholds of immunohistochemical expression. Aiming to overcome these difficulties, digital image analysis using proprietary software has been proposed, either for research or clinical practice. However, the high costs of these diagnostic tools preclude their routine implementation. Herein we evaluate open-source software packages, freely available over the Internet, to analyze the immunoexpression levels of p53 in penile SCC. We provide universal resource locators (URLs) for downloading these packages, and a basic protocol for digital image analysis. Finally, we also compare the results of digital analysis with standard visual estimation of p53 immunoexpression.</text:span></text:p>
        <text:p text:style-name="P17"/>
        <text:h text:style-name="P3" text:outline-level="2">MATERIAL AND METHODS</text:h>
        <text:p text:style-name="P22"><text:span text:style-name="T4">Tissue Microarray Building and Immunohistochemistry</text:span></text:p>
        <text:p text:style-name="P24"><text:span text:style-name="T6">Thirty-nine cases of formalin-fixed, paraffin-embedded penile SCC were used to build a tissue microarray (TMA) at the Johns Hopkins TMA Lab Core (Baltimore, MD). Each case was randomly sampled 3–9 times, depending on tumor size, yielding a total of 156 tissue cores of 1 mm of diameter. Pathologic evaluation was done using the criteria proposed in the AFIP </text:span><text:span text:style-name="T8">Atlas of Tumor Pathology</text:span><text:span text:style-name="T6"> [1]. Immunohistochemistry for p53 (antibody against p53, clone-BP53-11, Ventana Medical </text:span><text:soft-page-break/><text:span text:style-name="T6">Systems, Inc. Tucson, AZ) was performed on automated systems from Ventana XT (Ventana Medical Systems, Inc. Tucson, AZ). The reaction was developed using streptavidin-HRP detection I-View kit (Ventana Medical Systems, Inc. Tucson, AZ). All sections were then counterstained with hematoxylin, dehydrated, and cover-slipped.</text:span></text:p>
        <text:p text:style-name="P19"/>
        <text:p text:style-name="P15"><text:span text:style-name="T4">Evaluation of p53 Immunoexpression</text:span></text:p>
        <text:p text:style-name="P15"><text:span text:style-name="T6"><text:tab/>Each TMA spot was scanned using the APERIO system (Aperio Technologies, Inc., Vista, CA) and uploaded to TMAJ, an open-source platform for online evaluation of TMA images (available at http://tmaj.pathology.jhmi.edu). Images were scanned at a 20x resolution, yielding an image scale of 2.65 microns/mm. Percentage of p53 positive cells was then established using visual and digital analysis. For this purpose, images were downloaded from the TMAJ database to a local computer. For visual analysis, percentages of p53 positive nuclei were estimated by naked eye on a computer screen, without the use of any specialized software. For digital analysis, the open-source software ImageJ version 1.44 (available at http://rsb.info.nih.gov/ij) was used along with the FIJI package (available at http://fiji.sc/Fiji) and the immunoratio plug-in (available at http://imtmicroscope.uta.fi/immunoratio).</text:span></text:p>
        <text:p text:style-name="P24"><text:span text:style-name="T6">The immunoratio plug-in calculates the percentage of positively stained nuclear area (labeling index) by using a color deconvolution algorithm previously described by Tuominen et al [4]. This deconvolution algorithm separates the staining components (diaminobenzidine and hematoxylin) based on user-defined thresholds for positive nuclei (brown pixels) and negative nuclei (blue pixels). These thresholds were adjusted in a training set of 5 randomly selected TMA spots, until at least 95% of nuclei were identified, either as positive or negative. The same algorithm was then used to estimate in batch the percentage of positive cells. Results were exported afterward to a database containing the pathologic features of the case.</text:span></text:p>
        <text:p text:style-name="P17"/>
        <text:p text:style-name="P15"><text:span text:style-name="T4">Statistical Analysis</text:span></text:p>
        <text:p text:style-name="P15"><text:span text:style-name="T6"><text:tab/>Analyses were carried out spot by spot and using the pooled arithmetic mean of all the spots for each case. Percentages of p53 positive cells estimated by either visual or digital analyses were normalized using z-scores and compared using the Wilcoxon matched-pairs sign-rank test. The correlation between the visual and the digital methods was evaluated using Spearman’s rho correlation coefficient. Spearman’s rho was interpreted as follows: &lt; 0.09, no correlation; 0.10 to 0.29, weak correlation; 0.30 to 0.49, moderate correlation; ≥ 0.50, strong correlation. Kruskal-Wallis test was used to compare percentages of p53 stratified by histologic subtype and histologic grade. A 2-tailed </text:span><text:span text:style-name="T8">P</text:span><text:span text:style-name="T6"> value &lt; 0.05 was required for statistical significant. Data were analyzed using the software STATA release 11 (StataCorp Inc., College Station, TX). </text:span></text:p>
        <text:p text:style-name="P17"/>
        <text:h text:style-name="P3" text:outline-level="2">RESULTS</text:h>
        <text:p text:style-name="P15"><text:span text:style-name="T6"><text:tab/>Table 1 shows the pathologic features of the 39 cases. Figure 1 shows scanned TMA spots of H&amp;E and p53-stained tissue cores. Figure 2 shows the output of the digital analysis for 1 TMA spot. Percentages of p53 immunoexpression were higher with the visual method (mean 24%, SD 31%, range 0% to 95%) than with the digital method (mean 5%, SD 6%, range 0% to 26%). However, </text:span><text:span text:style-name="T8">z</text:span><text:span text:style-name="T6">-scores were similar between the 2 methods (</text:span><text:span text:style-name="T8">P</text:span><text:span text:style-name="T6"> = 0.49). Correlation was high between the visual and the digital methods (Spearman’s rho = 0.86, </text:span><text:span text:style-name="T8">P</text:span><text:span text:style-name="T6"> &lt; 0.0001, Figure 3). No association was found between expression levels of p53 and histologic grade or histologic subtype, either using the visual or the digital method (Table 2).</text:span></text:p>
        <text:p text:style-name="P17"/>
        <text:h text:style-name="P3" text:outline-level="2">DISCUSSION</text:h>
        <text:p text:style-name="P15"><text:span text:style-name="T6"><text:tab/>This study demonstrates the feasibility of performing digital image analysis of p53 immunoexpression using freely-available, open-source software packages. Our data suggest that visual analysis tends to overestimate the percentage of p53 positive cells. However, the high correlation between visual and digital analyses indicates that both methods are appropriate for estimating the relative levels of immunoexpression. As described in this study, digital analyses of p53 expression could offer an inexpensive and more reliable approach for evaluating the results of immunohistochemical techniques. This approach would also be less time-consuming, less prone to interobserver variability, and the printed output could be easily added to the pathology report. The use of standardized methods would also allow the direct comparison of different studies, and the selection of clinically-applicable thresholds for defining diagnosis or treatment.</text:span></text:p>
        <text:p text:style-name="P24"><text:span text:style-name="T6">In normal cells, the protein p53 plays a central role in the regulation of the cell cycle. Additionally, mutations in the tumor suppressor gene </text:span><text:span text:style-name="T8">TP53</text:span><text:span text:style-name="T6">, located on chromosome 17p13, have been identified in approximately 70% of adult solid tumors [5]. Mutation of </text:span><text:span text:style-name="T8">TP53</text:span><text:span text:style-name="T6"> leads to either loss of the protein expression or, more frequently, expression of a mutant protein [3]. This mutant p53 then accumulates, resulting in an overexpression of the protein. Expression levels of p53 have been used as prognostic tools in several malignancies, including genitourinary tumors [6]. The lack of association between p53 and histologic grade or subtype we found is consistent with previous series [7]. However, several </text:span><text:soft-page-break/><text:span text:style-name="T6">studies have suggested that p53 levels are associated with prognosis in penile carcinomas [7–10]. In this scenario, the accurate and reproducible evaluation of p53 immunoexpression could have profound clinical implications.</text:span></text:p>
        <text:p text:style-name="P15"><text:span text:style-name="T6"><text:tab/>In summary, evaluation of p53 immunoexpression is feasible using open-source software packages for digital image analysis. Although our analysis was limited to penile SCC, the rationale should also hold for other tumor types in which evaluation of p53 immunoexpression is required. This approach would reduce interobserver variability, and would provide a standardized method for reporting the results of immunohistochemical stains. As these diagnostic tools are freely available over the Internet, researchers and practicing pathologists could incorporate them in their daily practice without increasing diagnostic costs.</text:span></text:p>
        <text:p text:style-name="P17"/>
        <text:h text:style-name="P3" text:outline-level="2">ACKNOWLEDGMENTS</text:h>
        <text:p text:style-name="P15"><text:span text:style-name="T6"><text:tab/>We are in debt to Helen Fedor and Marcela Southerland, from the TMA Lab Core; Rajni Sharma, PhD, from the Immunopathology Lab; and Kristen L. Lecksell, BS, from the Pathology Department, at the Johns Hopkins Medical Institutions (Baltimore, MD). We are also in debt to Prof. Antonio L. Cubilla, MD, from the Instituto de Patología e Investigación (Asuncion, Paraguay), for providing the tissue blocks of penile carcinomas.</text:span></text:p>
        <text:p text:style-name="P17"/>
        <text:h text:style-name="P4" text:outline-level="2"><text:span text:style-name="T6">D</text:span><text:span text:style-name="T7">ISCLOSURE</text:span></text:h>
        <text:p text:style-name="P16"><text:span text:style-name="T6">Dr. Alcides Chaux was partially supported by an award granted by the </text:span><text:span text:style-name="T8">Consejo Nacional de Ciencia y Tecnologia,</text:span><text:span text:style-name="T6"> CONACYT (National Council of Science and Technology) dependent of the Presidency of the Republic of Paraguay, as an Active Researcher of Level 1 (one) of the </text:span><text:span text:style-name="T8">Programa Nacional de Incentivo a los Investigadores,</text:span><text:span text:style-name="T6"> PRONII (National Incentive Program for Researchers).</text:span></text:p>
        <text:p text:style-name="P18"/>
        <text:p text:style-name="P15"><text:span text:style-name="T9"/></text:p>
      </text:section>
      <text:h text:style-name="P1" text:outline-level="2">REFERENCES</text:h>
      <text:list xml:id="list2311168176" text:style-name="L1">
        <text:list-item>
          <text:p text:style-name="P9"><text:span text:style-name="T10">Epstein JH, Cubilla AL, Humphrey PA. </text:span><text:span text:style-name="T6">Tumors of the Prostate Gland, Seminal Vesicles, Penis, and Scrotum. <text:s/>Atlas of Tumor Pathology. Washington, D.C.: Armed Forces Institute of Pathology; 2011:405-612.</text:span></text:p>
        </text:list-item>
        <text:list-item>
          <text:p text:style-name="P9"><text:span text:style-name="T10">2. Chaux A, Caballero C, Soares F, et al. </text:span><text:span text:style-name="T6">The Prognostic Index: A useful pathologic guide for prediction of nodal metastases and survival in penile squamous cell carcinoma. Am J Surg Pathol 2009;33:1049-1057.</text:span></text:p>
        </text:list-item>
        <text:list-item>
          <text:p text:style-name="P9"><text:span text:style-name="T6">3. Muneer A, Kayes O, Ahmed HU, et al. Molecular prognostic factors in penile cancer. World J Urol 2009;27:161-167.</text:span></text:p>
        </text:list-item>
        <text:list-item>
          <text:p text:style-name="P9"><text:span text:style-name="T6">4. Tuominen VJ, Ruotoistenmaki S, Viitanen A, et al. ImmunoRatio: a publicly available web application for quantitative image analysis of estrogen receptor (ER), progesterone receptor (PR), and Ki-67. Breast Cancer Res 2010;12:R56.</text:span></text:p>
        </text:list-item>
        <text:list-item>
          <text:p text:style-name="P9"><text:span text:style-name="T6">5. Hollstein M, Sidransky D, Vogelstein B, et al. p53 mutations in human cancers. Science 1991;253:49-53.</text:span></text:p>
        </text:list-item>
        <text:list-item>
          <text:p text:style-name="P9"><text:span text:style-name="T6">6. Netto GJ. Molecular diagnostics in urologic malignancies: a work in progress. Arch Pathol Lab Med 2011;135:610-621.</text:span></text:p>
        </text:list-item>
        <text:list-item>
          <text:p text:style-name="P9"><text:span text:style-name="T6">7. Lopes A, Bezerra AL, Pinto CA, et al. p53 as a new prognostic factor for lymph node metastasis in penile carcinoma: analysis of 82 patients treated with amputation and bilateral lymphadenectomy. J Urol 2002;168:81-86.</text:span></text:p>
        </text:list-item>
        <text:list-item>
          <text:p text:style-name="P9"><text:span text:style-name="T6">8. Lont AP, Kroon BK, Horenblas S, et al. Presence of high-risk human papillomavirus DNA in penile carcinoma predicts favorable outcome in survival. Int J Cancer 2006;119:1078-1081.</text:span></text:p>
        </text:list-item>
        <text:list-item>
          <text:p text:style-name="P9"><text:span text:style-name="T6">9. Martins AC, Faria SM, Cologna AJ, et al. Immunoexpression of p53 protein and proliferating cell nuclear antigen in penile carcinoma. J Urol 2002;167:89-92; discussion 92-83.</text:span></text:p>
        </text:list-item>
        <text:list-item>
          <text:p text:style-name="P9"><text:span text:style-name="T10">10. Zhu Y, Zhou XY, Yao XD, et al. The prognostic significance of p53, Ki-67, epithelial cadherin and matrix metalloproteinase-9 in penile squamous cell carcinoma treated with surgery. BJU Int 2007;100:204-208.</text:span><field:fieldmark-start/></text:p>
        </text:list-item>
      </text:list>
      <text:p text:style-name="P8"><text:span text:style-name="T10"/></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fo:font-weight="normal" officeooo:rsid="00078d33" officeooo:paragraph-rsid="000d40df" style:font-size-asian="10pt" style:font-weight-asian="normal" style:font-size-complex="10pt" style:font-weight-complex="normal"/>
    </style:style>
    <style:style style:name="MT1" style:family="text">
      <style:text-properties style:font-name-complex="Times New Roman1"/>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Rev UN Med 2012 1(1): 29-3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viewer</meta:initial-creator>
    <dc:creator>Alcides Chaux</dc:creator>
    <meta:editing-cycles>146</meta:editing-cycles>
    <meta:print-date>2012-04-10T19:25:00</meta:print-date>
    <meta:creation-date>2011-10-09T16:50:00</meta:creation-date>
    <dc:date>2017-12-14T10:24:02.991130262</dc:date>
    <meta:editing-duration>PT17H15M53S</meta:editing-duration>
    <meta:generator>LibreOffice/5.4.2.2$Linux_X86_64 LibreOffice_project/40m0$Build-2</meta:generator>
    <meta:document-statistic meta:table-count="0" meta:image-count="0" meta:object-count="0" meta:page-count="4" meta:paragraph-count="40" meta:word-count="1784" meta:character-count="12266" meta:non-whitespace-character-count="105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